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Meera" svg:font-family="Meer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0.991cm" style:rel-column-width="3821*"/>
    </style:style>
    <style:style style:name="Table2.B" style:family="table-column">
      <style:table-column-properties style:column-width="7.717cm" style:rel-column-width="29748*"/>
    </style:style>
    <style:style style:name="Table2.C" style:family="table-column">
      <style:table-column-properties style:column-width="0.286cm" style:rel-column-width="1101*"/>
    </style:style>
    <style:style style:name="Table2.D" style:family="table-column">
      <style:table-column-properties style:column-width="2.602cm" style:rel-column-width="10029*"/>
    </style:style>
    <style:style style:name="Table2.E" style:family="table-column">
      <style:table-column-properties style:column-width="2.293cm" style:rel-column-width="8839*"/>
    </style:style>
    <style:style style:name="Table2.F" style:family="table-column">
      <style:table-column-properties style:column-width="1.302cm" style:rel-column-width="5018*"/>
    </style:style>
    <style:style style:name="Table2.G" style:family="table-column">
      <style:table-column-properties style:column-width="1.102cm" style:rel-column-width="4249*"/>
    </style:style>
    <style:style style:name="Table2.H" style:family="table-column">
      <style:table-column-properties style:column-width="0.707cm" style:rel-column-width="2730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H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26a4849" officeooo:paragraph-rsid="0019e9c6"/>
    </style:style>
    <style:style style:name="P2" style:family="paragraph" style:parent-style-name="Table_20_Contents">
      <style:text-properties officeooo:rsid="026cddf1" officeooo:paragraph-rsid="0019e9c6"/>
    </style:style>
    <style:style style:name="P3" style:family="paragraph" style:parent-style-name="Table_20_Contents">
      <style:text-properties officeooo:rsid="026c50a5" officeooo:paragraph-rsid="0019e9c6"/>
    </style:style>
    <style:style style:name="P4" style:family="paragraph" style:parent-style-name="Table_20_Contents">
      <style:text-properties officeooo:rsid="026f30f9" officeooo:paragraph-rsid="0019e9c6"/>
    </style:style>
    <style:style style:name="P5" style:family="paragraph" style:parent-style-name="Table_20_Contents">
      <style:text-properties officeooo:rsid="000ad9d2" officeooo:paragraph-rsid="0019e9c6"/>
    </style:style>
    <style:style style:name="P6" style:family="paragraph" style:parent-style-name="Table_20_Contents">
      <style:text-properties officeooo:rsid="026c265d" officeooo:paragraph-rsid="0019e9c6"/>
    </style:style>
    <style:style style:name="P7" style:family="paragraph" style:parent-style-name="Table_20_Contents">
      <style:text-properties officeooo:rsid="026d3a61" officeooo:paragraph-rsid="0019e9c6"/>
    </style:style>
    <style:style style:name="P8" style:family="paragraph" style:parent-style-name="Table_20_Contents">
      <style:text-properties officeooo:rsid="026e2322" officeooo:paragraph-rsid="0019e9c6"/>
    </style:style>
    <style:style style:name="P9" style:family="paragraph" style:parent-style-name="Table_20_Contents">
      <style:text-properties officeooo:paragraph-rsid="0019e9c6"/>
    </style:style>
    <style:style style:name="P10" style:family="paragraph" style:parent-style-name="Standard">
      <style:text-properties fo:language="pt" fo:country="PT"/>
    </style:style>
    <style:style style:name="P11" style:family="paragraph" style:parent-style-name="Standard">
      <style:text-properties officeooo:paragraph-rsid="0019e9c6"/>
    </style:style>
    <style:style style:name="P12" style:family="paragraph" style:parent-style-name="Standard">
      <style:text-properties fo:font-weight="bold" officeooo:rsid="000dfe8d" officeooo:paragraph-rsid="0019e9c6" style:font-weight-asian="bold" style:font-weight-complex="bold"/>
    </style:style>
    <style:style style:name="P13" style:family="paragraph" style:parent-style-name="Standard">
      <style:text-properties fo:color="#336699" fo:font-weight="bold" officeooo:rsid="026f30f9" officeooo:paragraph-rsid="0019e9c6" style:font-weight-asian="bold" style:font-weight-complex="bold"/>
    </style:style>
    <style:style style:name="P14" style:family="paragraph" style:parent-style-name="Standard">
      <style:text-properties fo:color="#336699" fo:font-weight="bold" officeooo:rsid="026e2322" officeooo:paragraph-rsid="0019e9c6" style:font-weight-asian="bold" style:font-weight-complex="bold"/>
    </style:style>
    <style:style style:name="P15" style:family="paragraph" style:parent-style-name="Standard">
      <style:text-properties fo:language="pt" fo:country="PT"/>
    </style:style>
    <style:style style:name="P16" style:family="paragraph" style:parent-style-name="Standard">
      <style:text-properties fo:language="pt" fo:country="PT" officeooo:paragraph-rsid="001c9e67"/>
    </style:style>
    <style:style style:name="P17" style:family="paragraph" style:parent-style-name="Standard">
      <style:text-properties fo:language="pt" fo:country="PT" fo:font-weight="bold" officeooo:rsid="00200811" officeooo:paragraph-rsid="00200811" style:font-weight-asian="bold" style:font-weight-complex="bold"/>
    </style:style>
    <style:style style:name="P18" style:family="paragraph" style:parent-style-name="Standard">
      <style:text-properties fo:language="pt" fo:country="PT" fo:font-style="italic" fo:font-weight="bold" officeooo:rsid="001c9e67" officeooo:paragraph-rsid="001c9e67" style:font-style-asian="italic" style:font-weight-asian="bold" style:font-style-complex="italic" style:font-weight-complex="bold"/>
    </style:style>
    <style:style style:name="P19" style:family="paragraph" style:parent-style-name="Standard">
      <style:text-properties fo:language="pt" fo:country="PT" officeooo:paragraph-rsid="00200811"/>
    </style:style>
    <style:style style:name="P20" style:family="paragraph" style:parent-style-name="Standard">
      <style:text-properties fo:font-weight="bold" officeooo:rsid="0024154d" officeooo:paragraph-rsid="0024154d" style:font-weight-asian="bold" style:font-weight-complex="bold"/>
    </style:style>
    <style:style style:name="P21" style:family="paragraph" style:parent-style-name="Standard">
      <style:text-properties fo:font-style="italic" officeooo:rsid="0024154d" officeooo:paragraph-rsid="0024154d" style:font-style-asian="italic" style:font-style-complex="italic"/>
    </style:style>
    <style:style style:name="P22" style:family="paragraph" style:parent-style-name="Standard">
      <style:text-properties officeooo:paragraph-rsid="0024154d"/>
    </style:style>
    <style:style style:name="T1" style:family="text">
      <style:text-properties fo:language="pt" fo:country="PT"/>
    </style:style>
    <style:style style:name="T2" style:family="text">
      <style:text-properties fo:language="pt" fo:country="PT" officeooo:rsid="00158883"/>
    </style:style>
    <style:style style:name="T3" style:family="text">
      <style:text-properties fo:language="pt" fo:country="PT" fo:font-weight="bold" style:font-weight-asian="bold" style:font-weight-complex="bold"/>
    </style:style>
    <style:style style:name="T4" style:family="text">
      <style:text-properties fo:language="pt" fo:country="PT" fo:font-weight="bold" officeooo:rsid="0021f7d5" style:font-weight-asian="bold" style:font-weight-complex="bold"/>
    </style:style>
    <style:style style:name="T5" style:family="text">
      <style:text-properties fo:language="pt" fo:country="PT" officeooo:rsid="00211627"/>
    </style:style>
    <style:style style:name="T6" style:family="text">
      <style:text-properties fo:language="pt" fo:country="PT" officeooo:rsid="0021f7d5"/>
    </style:style>
    <style:style style:name="T7" style:family="text">
      <style:text-properties fo:language="pt" fo:country="PT" fo:font-style="italic" officeooo:rsid="0024154d" style:font-style-asian="italic" style:font-style-complex="italic"/>
    </style:style>
    <style:style style:name="T8" style:family="text">
      <style:text-properties fo:color="#ffccff" fo:font-size="16pt" fo:language="pt" fo:country="PT" fo:font-style="italic" fo:text-shadow="1pt 1pt" fo:background-color="#cc3300" loext:char-shading-value="0" style:font-size-asian="16pt" style:font-style-asian="italic" style:font-size-complex="16pt" style:font-style-complex="italic"/>
    </style:style>
    <style:style style:name="T9" style:family="text">
      <style:text-properties fo:color="#ffccff" fo:font-size="16pt" fo:language="pt" fo:country="PT" fo:font-style="italic" fo:text-shadow="1pt 1pt" officeooo:rsid="00146695" fo:background-color="#cc3300" loext:char-shading-value="0" style:font-size-asian="16pt" style:font-style-asian="italic" style:font-size-complex="16pt" style:font-style-complex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ffd320" style:font-name="Meera" fo:font-size="18pt" fo:text-shadow="1pt 1pt" fo:font-weight="bold" officeooo:rsid="00146695" fo:background-color="#cc3300" loext:char-shading-value="0" style:font-size-asian="18pt" style:font-weight-asian="bold" style:font-size-complex="18pt" style:font-weight-complex="bold"/>
    </style:style>
    <style:style style:name="T12" style:family="text">
      <style:text-properties fo:color="#666633" fo:language="pt" fo:country="PT" fo:font-weight="bold" style:font-weight-asian="bold" style:font-weight-complex="bold"/>
    </style:style>
    <style:style style:name="T13" style:family="text">
      <style:text-properties fo:color="#666633" fo:language="pt" fo:country="PT" fo:font-weight="bold" officeooo:rsid="0016c3b1" style:font-weight-asian="bold" style:font-weight-complex="bold"/>
    </style:style>
    <style:style style:name="T14" style:family="text">
      <style:text-properties officeooo:rsid="00191c6f"/>
    </style:style>
    <style:style style:name="T15" style:family="text">
      <style:text-properties fo:color="#ffff99" fo:font-weight="normal" fo:background-color="#ff0000" loext:char-shading-value="0" style:font-weight-asian="normal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9e9c6" style:font-weight-asian="normal" style:font-weight-complex="normal"/>
    </style:style>
    <style:style style:name="T18" style:family="text">
      <style:text-properties officeooo:rsid="000ad9d2"/>
    </style:style>
    <style:style style:name="T19" style:family="text">
      <style:text-properties officeooo:rsid="000c83c7"/>
    </style:style>
    <style:style style:name="T20" style:family="text">
      <style:text-properties officeooo:rsid="000dfe8d"/>
    </style:style>
    <style:style style:name="T21" style:family="text">
      <style:text-properties officeooo:rsid="0019e9c6"/>
    </style:style>
    <style:style style:name="T22" style:family="text">
      <style:text-properties fo:color="#800000"/>
    </style:style>
    <style:style style:name="T23" style:family="text">
      <style:text-properties fo:color="#800000" fo:language="pt" fo:country="PT" fo:font-weight="bold" style:font-weight-asian="bold" style:font-weight-complex="bold"/>
    </style:style>
    <style:style style:name="T24" style:family="text">
      <style:text-properties fo:color="#800000" fo:font-weight="bold" style:font-weight-asian="bold" style:font-weight-complex="bold"/>
    </style:style>
    <style:style style:name="T25" style:family="text">
      <style:text-properties fo:color="#800000" fo:font-weight="bold" officeooo:rsid="001f3f4e" style:font-weight-asian="bold" style:font-weight-complex="bold"/>
    </style:style>
    <style:style style:name="T26" style:family="text">
      <style:text-properties fo:font-style="italic" fo:font-weight="bold" officeooo:rsid="001c9e67" style:font-style-asian="italic" style:font-weight-asian="bold" style:font-style-complex="italic" style:font-weight-complex="bold"/>
    </style:style>
    <style:style style:name="T27" style:family="text">
      <style:text-properties officeooo:rsid="0020081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1">HTML e CSS – Good Parts</text:span><text:lin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2">Output</text:p>
          </table:table-cell>
          <table:table-cell table:style-name="Table2.A1" office:value-type="string">
            <text:p text:style-name="P2">aulas</text:p>
          </table:table-cell>
          <table:table-cell table:style-name="Table2.A1" office:value-type="string">
            <text:p text:style-name="P2">questões</text:p>
          </table:table-cell>
          <table:table-cell table:style-name="Table2.A1" office:value-type="string">
            <text:p text:style-name="P3"/>
          </table:table-cell>
          <table:table-cell table:style-name="Table2.H1" office:value-type="string">
            <text:p text:style-name="P3"/>
          </table:table-cell>
        </table:table-row>
        <table:table-row>
          <table:table-cell table:style-name="Table2.A2" office:value-type="string">
            <text:p text:style-name="P1">1</text:p>
          </table:table-cell>
          <table:table-cell table:style-name="Table2.A2" office:value-type="string">
            <text:p text:style-name="P12"><text:span text:style-name="T21">Capítulo 2 – Trabalhando com a marcação do HTML</text:span><text:line-break/>status: <text:span text:style-name="T15">em Andamento</text:span><text:line-break/>início: <text:span text:style-name="T16">0</text:span><text:span text:style-name="T17">4</text:span><text:span text:style-name="T16">/02/16</text:span><text:line-break/>fim: <text:span text:style-name="T16">0</text:span><text:span text:style-name="T17">9</text:span><text:span text:style-name="T16">/02/16</text:span>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2"><text:span text:style-name="T18">Mapa</text:span>(1)</text:p>
            <text:p text:style-name="P2">Video (<text:span text:style-name="T18">1</text:span>),</text:p>
            <text:p text:style-name="P2"><text:span text:style-name="T19">Slide</text:span>(1)</text:p>
            <text:p text:style-name="P2"/>
          </table:table-cell>
          <table:table-cell table:style-name="Table2.A2" office:value-type="string">
            <text:p text:style-name="P4"><text:span text:style-name="T20">4</text:span>h</text:p>
          </table:table-cell>
          <table:table-cell table:style-name="Table2.A2" office:value-type="string">
            <text:p text:style-name="P5">0</text:p>
          </table:table-cell>
          <table:table-cell table:style-name="Table2.A2" office:value-type="string">
            <text:p text:style-name="P3">R1</text:p>
          </table:table-cell>
          <table:table-cell table:style-name="Table2.H2" office:value-type="string">
            <text:p text:style-name="P3">R2</text:p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4"/>
          </table:table-cell>
          <table:table-cell table:style-name="Table2.H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H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H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H2" office:value-type="string">
            <text:p text:style-name="P9"/>
          </table:table-cell>
        </table:table-row>
      </table:table>
      <text:p text:style-name="P11"><text:line-break/><text:bookmark text:name="result_box"/><text:span text:style-name="T8">CA</text:span><text:span text:style-name="T9">P</text:span><text:span text:style-name="T8"> 2 Trabalhando com HTML Markup</text:span><text:span text:style-name="T1"><text:line-break/>Ao criar um site, uma das tarefas mais importantes que você executa é a criação de link,<text:line-break/>mas HyperText Markup Language (HTML) oferece um monte de recursos além links.<text:line-break/>documentos HTML descrever o hipertexto e contêm a maior parte dos usuários de conteúdo ex-<text:line-break/>plore ao visitar o Web, conectando-se a outros recursos, incluindo apresentação estilo, os scripts, imagens, vídeo, som e muito mais. Como você vai ver, uma parte fundamental do trabalho<text:line-break/>com HTML é saber quando deixar que outras tecnologias (e às vezes as pessoas) fazer o seu<text:line-break/>trabalho.<text:line-break/>HTML tem sido em constante desenvolvimento desde a sua invenção em 1992, e software web<text:line-break/>(Como navegadores e IDEs web focada) têm evoluído em ritmo acelerado. Como HTML se aproxima do terceiro década, clara melhores práticas para a marcação surgiram tanto da própria marcação HTML e para os ecossistemas técnicos e de negócios que interagem com ele. Limpar HTML sintaxe permite que você construa uma árvore documento confiável para manter o seu conteúdo e suporte </text:span><text:span text:style-name="T2">de </text:span><text:span text:style-name="T1">camadas adicionais de estilo e comportamento. Capítulo 5 é dedicado às características de CSS que interagir com a árvore do documento.<text:line-break/></text:span><text:span text:style-name="T3">HTML Syntax</text:span><text:span text:style-name="T1"><text:line-break/>HTML e sua mais estrita XHTML irmão definir um conjunto de regras para marcação de documentos,<text:line-break/>bem como regras de como que a marcação deve ser estruturado. analisadores HTML (mas não<text:line-break/>analisadores XHTML) geralmente seguem um princípio conhecido como "Lei de Postel," indicado como segue:<text:line-break/></text:span><text:span text:style-name="T12">Seja conservador no que você enviar e liberal no que você aceitar.</text:span><text:span text:style-name="T1"><text:line-break/>Onde XHTML exige que o criador do documento para escrever marcação muito precisa,<text:line-break/>analisadores HTML irá liberalmente reparar omissões e remover os elementos vazios que são<text:line-break/>apresentar na marcação. Isso torna o documento válido a partir da perspectiva do visitante,<text:line-break/>embora não necessariamente usando a estrutura originalmente pretendido pelo estilista. (HTML5<text:line-break/>definir este comportamento formalmente, mas, no passado, tem variado de navegador para navegador.)<text:line-break/>HTML define uma série de elementos, cada um dos quais cai dentro de uma determinada rede semântica domínio e leva um nome derivado ou emprestados inteiro de Inglês. elementos definem<text:line-break/>a estrutura do documento e estabelecer as bases para a sua apresentação e<text:line-break/>manipulação.<text:line-break/></text:span><text:span text:style-name="T12">Cada referência de elemento em um documento está contido dentro de um ou d</text:span><text:span text:style-name="T13">uas</text:span><text:span text:style-name="T12"> tags<text:line-break/>entre colchetes angulares (&lt;e&gt;) que contém o nome do elemento a ser utilizado.</text:span><text:span text:style-name="T1"><text:line-break/>tags de abertura sempre começam com &lt;imediatamente seguido pelo nome do elemento, e<text:line-break/></text:span><text:soft-page-break/><text:span text:style-name="T1">referenciar todos os atributos e valores associados com o elemento; tags de fechamento são em funcionalidades menos para além do nome do elemento, que é precedido por uma barra.<text:line-break/>Elementos sem marcas de fechamento discretas são tratadas de formas diferentes:<text:line-break/>• elementos HTML com tags de mais de fechamento opcionais nomeadamente li (item da lista) e p<text:line-break/>(Parágrafo) elementos-permitem a completa omissão da marca de fechamento.<text:line-break/>• elementos HTML que proíbem uma marca de fechamento são indistinguíveis de marcas de abertura<text:line-break/>de outros elementos.<text:line-break/>• elementos XHTML sempre quer proibir ou exigir marcas de fechamento; "Opcional" não faz<text:line-break/>ficar muito tração em XHTML.<text:line-break/>• Etiquetas referência a elementos XHTML que proíbem fechamento etiquetas terminam não com&gt;,<text:line-break/>mas com /&gt;. Esse sinal é geralmente precedido por um espaço, para evitar falhas de análise<text:line-break/>nas mãos de agentes do usuário legado.<text:line-break/>As tags podem conter uma quantidade arbitrária de espaços em branco, e os atributos podem ser listados em qualquer<text:line-break/>encomendar dentro de uma tag de abertura.<text:line-break/>Todos os exemplos de elementos podem ser modificadas através do uso de atributos, a maioria dos quais deve por sua vez, ser seguido por valores. Em HTML simples, elementos e atributos são case<text:line-break/>insensível, mas em XHTML, devem ser inteiramente escrito em caracteres minúsculos. Como<text:line-break/>um dialeto do XML, XHTML coloca duas regras adicionais:<text:line-break/>• XHTML é amplamente maiúsculas e minúsculas, o que pode ser importante no que diz respeito a valores, enquanto HTML reforça a sensibilidade caso de valores apenas para os atributos de classe e id.<text:line-break/>• Quando um atributo é aplicado dentro de uma tag XHTML, ele deve ser seguido com uma<text:line-break/>valor. No caso de atributos que são tipicamente privados de um valor em HTML, o<text:line-break/>prática comum é duplicar o nome do atributo no valor (por exemplo,<text:line-break/>checked = "checked" em vez de simplesmente marcada).</text:span></text:p>
      <text:p text:style-name="Standard"/>
      <text:p text:style-name="P10"><text:bookmark text:name="result_box2"/><text:span text:style-name="T10">Estrutura página</text:span><text:line-break/>Quando um navegador recebe o conteúdo que acredita ser HTML, ele tentará processar o<text:line-break/>conteúdo com base no que ele pode descobrir a partir da marcação contida no documento.<text:line-break/>Mesmo que a marcação tem peças em falta, está estruturado estranhamente, ou não é<text:line-break/>compatível com os padrões, o navegador geralmente pode exibir algo parecido com o que a sua<text:line-break/>criador tinha em mente.<text:line-break/>Se um documento web é para ser válido, no entanto, ele deve conter um número de elementos estruturados adequadamente com conteúdo apropriado. Um documento HTML válido contém o se-<text:line-break/>mugindo componentes, na ordem:<text:line-break/><text:line-break/><text:span text:style-name="T14">1- </text:span>A declaração de tipo de documento<text:line-break/><text:span text:style-name="T14">2- </text:span>elemento html do documento<text:line-break/><text:span text:style-name="T14">3 - </text:span>Dentro do elemento html, elemento head do documento<text:line-break/><text:span text:style-name="T14">4 - </text:span>Dentro do elemento de cabeça, um elemento título e qualquer necessário link, roteiro, base,<text:line-break/>e elementos meta<text:line-break/>5. Dentro do elemento html e depois de o elemento de cabeça, do documento elemento do corpo,<text:line-break/>que representa tudo na página, que pode ser directamente user-facing<text:line-break/>6. No elemento de corpo do documento, pelo menos um elemento de bloco</text:p>
      <text:p text:style-name="Standard"><text:line-break/><text:bookmark text:name="result_box3"/><text:span text:style-name="T3">HTML ou XHTML?</text:span><text:span text:style-name="T1"><text:line-break/>Os "sabores" atualmente populares de HTML são variantes de HTML 4.01. A maior divisão<text:line-break/>situa-se entre aquelas variantes que seguem a sintaxe HTML tradicional, e aqueles redefinido<text:line-break/>para atender às exigências de XML para formedness bem. Quando servido com o MIME correto<text:line-break/>Tipo (ver Tabela A-1 em anexo), XHTML também é analisado de acordo com o mais rigoroso<text:line-break/></text:span><text:soft-page-break/><text:span text:style-name="T1">requisitos sintáticos de XML.<text:line-break/>HTML normal impõe regras um pouco mais solto, permitindo coisas como a omissão de<text:line-break/>fechando as tags, e é caso insensível. XHTML, por sua vez, exige que todos os elementos para ser<text:line-break/>bem fechada com uma etiqueta completa ou /&gt; conforme necessário, e nomeado inteiramente em letras minúsculas personagens.<text:line-break/>XHTML sofre de uma sua desvantagem tipo MIME canônico substancial não é suportado pelo Internet Explorer, um problema discutido em maiores detalhes no Capítulo 14.<text:line-break/>XHTML No entanto, cuidadosamente formatado (ou HTML escrito sob as restrições de<text:line-break/>XHTML) oferece uma vantagem ainda maior que levou à sua selecção para marcação ex-<text:line-break/>amples neste livro e seus materiais relacionados. Porque XHTML sintaxe é necessária<text:line-break/>mais rígida, de origem fragmentos XHTML são mensurável mais fácil de ler do que o seu HTML<text:line-break/>análogos, e as regras que definem XHTML são menos confuso.<text:line-break/><text:line-break/></text:span><text:bookmark text:name="result_box4"/><text:span text:style-name="T3">Strict, Transitional, ou conjunto de quadros?</text:span><text:span text:style-name="T1"><text:line-break/>Como HTML evoluiu, um número de elementos foram reprovados: isto é, oficialmente<text:line-break/>designado como obsoletos ou fora do escopo. Além disso, muitos elementos têm circunstâncias<text:line-break/>âmbito-se descrito deve aparecer dentro de certos elementos ou conter certos elementos.<text:line-break/>Em resumo, as diferenças entre os subtipos estrito, transitórias, e conjunto do quadro de<text:line-break/>HTML pode ser definida em termos de rigidez e a permissividade. variantes rigorosas têm a<text:line-break/>estreitos requisitos com relação ao conteúdo ou recipientes de certos elementos,<text:line-break/>e são menos relaxado sobre o uso de elementos obsoletos.<text:line-break/>O subtipo conjunto de quadros, por sua vez, se destina a ser usado em uma circunstância: para documento mentos que definem uma série de elementos de armação. Os conjuntos de quadros e quadros serão discutidos em mais detalhes no Capítulo 14.<text:line-break/>Finalmente, note que os elementos iframe caem dentro do âmbito do documento de Transição<text:line-break/>tipos, e não os tipos de documento de conjunto de quadros.<text:line-break/>HTML5 oferece apenas uma opção para o tipo de documento, que é efectivamente<text:line-break/>características rigorosas além de novos HTML5.<text:line-break/>CSS3 permite que essas definições a serem feitas independentemente do tipo de documento com o<text:line-break/>box-sizing propriedade, que tem dois valores: o conteúdo de caixa e border-box. O layout<text:line-break/>comportamentos associados a estes valores são objecto de atenção especial no Capítulo 6.<text:line-break/>Um Conto de Duas modelos de caixa<text:line-break/>web browsers atuais usam declarações de tipo de documento como um "interruptor" que pode determinar<text:line-break/>o "modelo de caixa" utilizado para definir as medidas subjacentes que irá informar a página<text:line-break/>layout.<text:line-break/>As dimensões de uma caixa de elemento definido por HTML pode ser modificado com vários CSS<text:line-break/>propriedades que controlam a sua pegada de conteúdo, calhas (estofamento, etc.), bordas e<text:line-break/>margens como componentes separados. navegadores mais antigos calcular estas dimensões subtração vamente: dimensões pegada personalizados incluem calhas e fronteiras associados. Margens também são tratados de forma diferente em relação ao que contém elementos.<text:line-break/>No entanto, a especificação CSS 2.1 requer que cálculos da pegada de ser manuseado<text:line-break/>aditiva, de modo que calhas, bordas e margens são processados ​​como um complemento para qualquer dimensões pegada personalizado. Claro, ainda há uma grande quantidade de conteúdo na Web que foi estilizado para acomodar a abordagem de layout mais velho.<text:line-break/>Ao incluir uma declaração de tipo de documento em um documento, um autor da página define uma opção que define o modelo de layout que será aplicada a elementos de bloco de uma página por padrão.<text:line-break/>Algumas declarações causar prestação de motores a comportar-se de acordo com a técnica<text:line-break/> definido na especificação CSS 2.1, enquanto outros causar motores de renderização para se comportar de acordo com a abordagem convencional (frequentemente referido como "modo de peculiaridades"). Onde um<text:line-break/></text:span><text:soft-page-break/><text:span text:style-name="T1">tipo de documento declaração for omitido, o modelo de caixa legado é aplicada.<text:line-break/>Nos casos em que a distinção pode ser importante, exemplos de origem neste livro e<text:line-break/>seus materiais de companhia será enquadrado em termos do modelo de caixa definido na CSS<text:line-break/>2.1 especificação.<text:line-break/></text:span><text:span text:style-name="T23">Para obter uma lista completa de DOCTYPEs e os modos que vários navegadores<text:line-break/>usar para torná-los, consulte </text:span><text:a xlink:type="simple" xlink:href="http://hsivonen.iki.fi/doctype/" text:style-name="Internet_20_link" text:visited-style-name="Visited_20_Internet_20_Link">http://hsivonen.iki.fi/doctype/</text:a><text:span text:style-name="T23">.</text:span></text:p>
      <text:p text:style-name="P16"><text:bookmark text:name="result_box5"/><text:span text:style-name="T10">Belas peças: atributos universais</text:span><text:line-break/>Você vai estar vendo um monte de atributos de classe e id ao longo deste livro. Esses são<text:line-break/>atributos-universais que pode ser utilizado por qualquer elemento no vocabulário HTML que é<text:line-break/>válidas, bem como o próprio corpo.<text:line-break/>Além de classe e id, há quatro outros atributos que são igualmente versátil:<text:line-break/></text:p>
      <text:p text:style-name="P18">title</text:p>
      <text:p text:style-name="P18">lang / xml:lang</text:p>
      <text:p text:style-name="P18">dir</text:p>
      <text:p text:style-name="P19"><text:span text:style-name="T26">style<text:line-break/><text:line-break/></text:span><text:bookmark text:name="result_box6"/><text:span text:style-name="T10">Fornecendo Stylesheet Hooks com classe e id</text:span><text:line-break/><text:span text:style-name="T24">Dois atributos que podem ser atribuídos a todos os elementos são de classe e id.</text:span> Vários valores de classe mas apenas um valor de ID pode ser atribuído a um determinado elemento. <text:span text:style-name="T24">Vários valores de classe são separados por espaços, por exemplo, class = "</text:span><text:span text:style-name="T25">Alternate call to Action</text:span><text:span text:style-name="T24">".<text:line-break/>valores de classe e de identificação válido deve conter somente letras, números, hífens e compreensão pontuações.</text:span> <text:span text:style-name="T24">Estes valores devem começar apenas com letras e números.</text:span> No entanto, Internet Explorer 6 analisa e aplica valores de folha de estilo que estão associados com valores de classe, Os valores de ID e nomes de propriedades que começam com sublinhados-um descuido que fornece estilistas com uma técnica de filtragem passa-baixa.<text:line-break/>A questão mais importante é onde colocar es de classe e id s. Como regra geral, de classe es deve<text:line-break/>ser atribuído a esses elementos frequentemente encontrados que compartilham tanto a finalidade do projeto e peculiaridades de apresentação, mas não são usados ​​de maneira previsível. Em muitos sites, classe es são<text:line-break/>também atribuído aos elementos do corpo de páginas que caem dentro de uma única seção do site da arquitetura, como o comum "About" "contato" seções e.<text:line-break/>A estrutura geral de modelos de site tende a informar onde e como id e classe os valores são atribuídos. I normalmente atribui a seguinte identificação de s para os elementos adequados dos<text:line-break/>cada modelo de site que eu construir:</text:p>
      <text:p text:style-name="P17">main</text:p>
      <text:p text:style-name="P17">header</text:p>
      <text:p text:style-name="P17">primaryNav</text:p>
      <text:p text:style-name="P17">bodyCopy</text:p>
      <text:p text:style-name="P17">sidebar</text:p>
      <text:p text:style-name="P17">footer</text:p>
      <text:p text:style-name="P17">secondaryNav</text:p>
      <text:p text:style-name="P18"/>
      <text:p text:style-name="P10"><text:bookmark text:name="result_box7"/>Se você olhar cuidadosamente para essa lista, você vai notar a total ausência de-site specific página ou valores que se referem a coordenadas da página (por exemplo, colunas esquerda ou direita), cor ou tamanhos específicos.<text:line-break/>A dependência semelhante em cima do contexto é usado para valores de classe, bem; valores de secção e dicas a finalidade, como erro de fazer aparições frequentes, mas as referências a dimensões absolutas de cores não. A coisa mais próxima de uma exceção a este respeito é feita para<text:line-break/>estilos de formulário, onde os valores minimamente subjetivas classe como curto, médio e longo turno -se com regularidade, a fim de evitar pares styling label / campo um por um.</text:p>
      <text:p text:style-name="Standard"><text:line-break/><text:bookmark text:name="result_box8"/><text:soft-page-break/><text:span text:style-name="T1">Descrevendo </text:span><text:span text:style-name="T5">Conteúdo</text:span><text:span text:style-name="T1"> com o título e lang<text:line-break/>Além id e classe, 4.x HTML e XHTML 1.x adicionados outros dois universal<text:line-break/>atributos que são usados ​​para fornecer metadados sobre a linguagem e características gerais<text:line-break/>o conteúdo relacionado com os elementos aos quais eles são aplicados.<text:line-break/>Destes, o </text:span><text:span text:style-name="T6">t</text:span><text:span text:style-name="T4">itle</text:span><text:span text:style-name="T1"> é mais comumente usado. Seu valor é uma cadeia arbitrária que fornece uma<text:line-break/>breve descrição do conteúdo de um elemento. Pode também incluir a título de destino de um elo<text:line-break/>nação, uma técnica amplamente utilizada na Wikipedia. Finalmente, os navegadores podem pôr de lado valores de título e exibi-las como metadados do documento. Se implementado e bem utilizado,<text:line-break/>valores título pode ser uma grande ajuda para os visitantes tentando encontrar pedaços do tamanho de agulha de informações em arquivos de informações do tamanho do monte de feno.<text:line-break/></text:span><text:span text:style-name="T23">O atributo título é comparável ao atributo alt usado para imagens, mas distingue-se de alt pelo facto de alt se destina a ser exibido como um substituto para uma imagem</text:span><text:span text:style-name="T1"> que não pode ser exibida, enquanto título descreve o conteúdo, em vez de servir como um fallback para ele.<text:line-break/>Em browsers atuais, o valor do atributo título é exibido em uma dica de ferramenta<text:line-break/>quando o elemento é associado ao longo moused, como mostrado na Figura 2-2. Essas dicas de ferramentas são truncados por alguns navegadores quando eles correm muito tempo, embora o ponto de truncagem varia de um navegador para a próxima.</text:span></text:p>
      <text:p text:style-name="P20"><text:span text:style-name="T1">Content-Language values</text:span></text:p>
      <text:p text:style-name="P21"><text:span text:style-name="T1">Language lang/Content-language value</text:span></text:p>
      <text:p text:style-name="P21"><text:span text:style-name="T1">English en</text:span></text:p>
      <text:p text:style-name="P21"><text:span text:style-name="T1">English (American) en-US</text:span></text:p>
      <text:p text:style-name="P21"><text:span text:style-name="T1">English (British) en-GB</text:span></text:p>
      <text:p text:style-name="P21"><text:span text:style-name="T1">Chinese (Simplified) zh-Hans</text:span></text:p>
      <text:p text:style-name="P21"><text:span text:style-name="T1">Chinese (Traditional) zh-Hant</text:span></text:p>
      <text:p text:style-name="P21"><text:span text:style-name="T1">Chinese (Taiwanese, no script specified) zh-TW</text:span></text:p>
      <text:p text:style-name="P21"><text:span text:style-name="T1">Spanish es</text:span></text:p>
      <text:p text:style-name="P21"><text:span text:style-name="T1">Japanese ja</text:span></text:p>
      <text:p text:style-name="P21"><text:span text:style-name="T1">French fr</text:span></text:p>
      <text:p text:style-name="P21"><text:span text:style-name="T1">Portuguese pt</text:span></text:p>
      <text:p text:style-name="P21"><text:span text:style-name="T1">Portuguese (Brazilian) pt-BR</text:span></text:p>
      <text:p text:style-name="P21"><text:span text:style-name="T1">German de</text:span></text:p>
      <text:p text:style-name="P21"><text:span text:style-name="T1">Arabic ar</text:span></text:p>
      <text:p text:style-name="P21"><text:span text:style-name="T1">Russian ru</text:span></text:p>
      <text:p text:style-name="P22"><text:span text:style-name="T7">Korean ko<text:line-break/><text:line-break/></text:span><text:bookmark text:name="result_box9"/><text:span text:style-name="T3">O Atributo contenteditable em HTML5</text:span><text:span text:style-name="T1"><text:line-break/>A</text:span><text:span text:style-name="T23"> especificação HTML5 adiciona uma série de novos atributos globais para HTML, incluindo<text:line-break/>content editable, que já é suportado pela maioria dos navegadores modernos. É principalmente<text:line-break/>destina-se a fornecer no navegador rich-text / editores-o WYSIWYG tipo de edição<text:line-break/>interfaces de que você pode encontrar em ferramentas de blog-autoria com base no navegador</text:span><text:span text:style-name="T1">, por exemplo. O atributo contenteditable essencialmente permite que você como um autor para especificar que partes específicas de uma página (o conteúdo de determinados elementos) são editáveis. dentro daqueles<text:line-break/>partes editáveis ​​da página, os usuários podem potencialmente executar ações como a seleção de texto,<text:line-break/>corte e colagem, e um texto em movimento (incluindo, arrastando e soltando-o), bem<text:line-break/>como alterar a formatação de caracteres de texto a ser exibido em negrito ou itálico, ou de uma forma diferente cor, ou até mesmo ações como a adição de hiperlinks.<text:line-break/>Apenas configurando o atributo contenteditable sobre um elemento em particular não irá causar um navegador para realmente expor quaisquer controles de edição óbvias para os usuários. No entanto, é geralmente<text:line-break/></text:span><text:soft-page-break/><text:span text:style-name="T1">permitirá que os usuários, pelo menos, executar ações que têm comum, teclado familiarizado<text:line-break/>atalhos (por exemplo, Ctrl-X para cortar, Ctrl-V para colar, ou Ctrl-B e Ctrl-I para negrito e<text:line-break/>itálico). Alguns navegadores até mesmo fornecer um menu de contexto de edição de texto que está disponível por Botão direito do mouse em uma área contenteditable; isto pode adicionar um pouco de caracteres de for- adicional ações de esteiras que não possuem atalhos de teclado comuns, como alterar o tipo de letra tamanho ou cor do texto selecionado.<text:line-break/>É possível que outros navegadores irão seguir o exemplo e expor mais texto- contenteditable<text:line-break/>ações de edição (como, digamos, um recurso de hiperlinks facilmente adicionando) através de uma relacionada menu contextual. No entanto, tudo o que está sendo dito, </text:span><text:span text:style-name="T23">se você quiser fornecer um usuário no navegador interface para executar ações de edição de conteúdo contenteditable, você também precisa escrever alguma programação (scripting) em JavaScript.</text:span><text:span text:style-name="T1"> Por exemplo, você pode facilmente adicionar um<text:line-break/>botão para uma página, permitindo aos usuários fazer o texto selecionado em negrito (ao invés de forçá-los para usar um atalho de teclado), mas para fazê-lo funcionar, você precisa adicionar algum scripting que associa o botão com a ação que você espera que ele execute. </text:span><text:span text:style-name="T23">(O HTML5<text:line-break/>especificação fornece um número de APIs para facilitar a criação de scripts em combinação com o<text:line-break/>atributo contenteditable, mas não vou entrar em detalhes aqui.)</text:span><text:span text:style-name="T1"><text:line-break/>Outra limitação do contenteditable é que, por si só, ela não fornece meios para os usuários<text:line-break/>para salvar realmente o conteúdo de todas as páginas que já editados. Isso é outra coisa para<text:line-break/>que você, como autor, terá de fornecer uma interfac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Meera" svg:font-family="Meer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4T14:24:02.758699971</meta:creation-date>
    <dc:date>2016-02-05T11:05:51.932283511</dc:date>
    <meta:editing-duration>PT1H11M3S</meta:editing-duration>
    <meta:editing-cycles>21</meta:editing-cycles>
    <meta:generator>LibreOffice/4.4.6.3$Linux_X86_64 LibreOffice_project/40m0$Build-3</meta:generator>
    <meta:document-statistic meta:table-count="1" meta:image-count="0" meta:object-count="0" meta:page-count="6" meta:paragraph-count="47" meta:word-count="2783" meta:character-count="17380" meta:non-whitespace-character-count="14624"/>
  </office:meta>
</office:document-meta>
</file>